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stroke="none" fo:wrap-option="wrap" draw:fill="none"/>
    </style:style>
    <style:style style:name="P3" style:family="paragraph">
      <style:paragraph-properties fo:line-height="100%" fo:text-align="center" fo:margin-left="0cm" fo:margin-right="0cm" fo:text-indent="0cm" fo:margin-top="0cm" fo:margin-bottom="0cm"/>
    </style:style>
    <style:style style:name="T4" style:family="text">
      <style:text-properties fo:color="#000000" style:text-outline="false" style:text-position="0% 100%" fo:font-family="'Arial'" style:font-family-asian="'Graphik Medium'" style:font-family-complex="'Graphik Medium'" fo:font-size="30pt" fo:letter-spacing="-0.0102299209654801cm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draw:stroke="none" fo:wrap-option="wrap" draw:fill="none"/>
    </style:style>
    <style:style style:name="P7" style:family="paragraph">
      <style:paragraph-properties fo:line-height="80%" fo:text-align="center" fo:margin-left="0cm" fo:margin-right="0cm" fo:text-indent="0cm" fo:margin-top="0cm" fo:margin-bottom="0cm"/>
    </style:style>
    <style:style style:name="T8" style:family="text">
      <style:text-properties fo:color="#000000" style:text-outline="false" style:text-position="0% 100%" fo:font-family="'Arial'" style:font-family-asian="'Canela Bold'" style:font-family-complex="'Canela Bold'" fo:font-size="128pt" fo:letter-spacing="-0.0451527548962691cm" style:font-relief="none"/>
    </style:style>
    <style:style style:name="gr9" style:family="graphic">
      <style:graphic-properties draw:auto-grow-width="false" draw:auto-grow-height="false"/>
    </style:style>
    <style:style style:name="pr10" style:family="presentation">
      <style:graphic-properties draw:stroke="none" fo:wrap-option="wrap" draw:fill="none"/>
    </style:style>
    <style:style style:name="P11" style:family="paragraph">
      <style:paragraph-properties fo:line-height="100%" fo:text-align="center" fo:margin-left="0cm" fo:margin-right="0cm" fo:text-indent="0cm" fo:margin-top="0cm" fo:margin-bottom="0cm"/>
    </style:style>
    <style:style style:name="T12" style:family="text">
      <style:text-properties fo:color="#000000" style:text-outline="false" style:text-position="0% 100%" fo:font-family="'Arial'" style:font-family-asian="'Graphik Semibold'" style:font-family-complex="'Graphik Semibold'" fo:font-size="60pt" fo:letter-spacing="-0.0208125975000577cm" style:font-relief="none"/>
    </style:style>
    <style:style style:name="gp13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4" style:family="graphic"/>
    <style:style style:name="co15" style:family="table-column">
      <style:table-column-properties style:column-width="9.87024078368157cm"/>
    </style:style>
    <style:style style:name="co16" style:family="table-column">
      <style:table-column-properties style:column-width="9.87024078368157cm"/>
    </style:style>
    <style:style style:name="co17" style:family="table-column">
      <style:table-column-properties style:column-width="9.87024078368157cm"/>
    </style:style>
    <style:style style:name="co18" style:family="table-column">
      <style:table-column-properties style:column-width="9.87024078368157cm"/>
    </style:style>
    <style:style style:name="ro19" style:family="table-row">
      <style:table-row-properties style:row-height="6.77352168144336cm"/>
      <style:graphic-properties fo:wrap-option="wrap"/>
    </style:style>
    <style:style style:name="ce20" style:family="table-cell">
      <style:graphic-properties fo:padding-top="0.141102362204724cm" fo:padding-bottom="0.141102362204724cm" fo:padding-left="0.141102362204724cm" fo:padding-right="0.14110236220472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21" style:family="paragraph">
      <style:paragraph-properties fo:line-height="100%" fo:text-align="center" fo:margin-left="0cm" fo:margin-right="0cm" fo:text-indent="0cm" fo:margin-top="0cm" fo:margin-bottom="0cm"/>
    </style:style>
    <style:style style:name="T22" style:family="text">
      <style:text-properties fo:color="#000000" style:text-outline="false" style:text-position="0% 100%" fo:font-family="'Arial'" style:font-family-asian="'Canela Bold'" style:font-family-complex="'Canela Bold'" fo:font-size="32pt" fo:letter-spacing="normal" style:font-relief="none"/>
    </style:style>
    <style:style style:name="ce23" style:family="table-cell">
      <style:graphic-properties fo:padding-top="0.141102362204724cm" fo:padding-bottom="0.141102362204724cm" fo:padding-left="0.141102362204724cm" fo:padding-right="0.14110236220472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24" style:family="paragraph">
      <style:paragraph-properties fo:line-height="100%" fo:text-align="center" fo:margin-left="0cm" fo:margin-right="0cm" fo:text-indent="0cm" fo:margin-top="0cm" fo:margin-bottom="0cm"/>
    </style:style>
    <style:style style:name="T25" style:family="text">
      <style:text-properties fo:color="#000000" style:text-outline="false" style:text-position="0% 100%" fo:font-family="'Arial'" style:font-family-asian="'Canela Bold'" style:font-family-complex="'Canela Bold'" fo:font-size="32pt" fo:letter-spacing="normal" style:font-relief="none"/>
    </style:style>
    <style:style style:name="ce26" style:family="table-cell">
      <style:graphic-properties fo:padding-top="0.141102362204724cm" fo:padding-bottom="0.141102362204724cm" fo:padding-left="0.141102362204724cm" fo:padding-right="0.14110236220472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27" style:family="paragraph">
      <style:paragraph-properties fo:line-height="100%" fo:text-align="center" fo:margin-left="0cm" fo:margin-right="0cm" fo:text-indent="0cm" fo:margin-top="0cm" fo:margin-bottom="0cm"/>
    </style:style>
    <style:style style:name="T28" style:family="text">
      <style:text-properties fo:color="#000000" style:text-outline="false" style:text-position="0% 100%" fo:font-family="'Arial'" style:font-family-asian="'Canela Bold'" style:font-family-complex="'Canela Bold'" fo:font-size="32pt" fo:letter-spacing="normal" style:font-relief="none"/>
    </style:style>
    <style:style style:name="ce29" style:family="table-cell">
      <style:graphic-properties fo:padding-top="0.141102362204724cm" fo:padding-bottom="0.141102362204724cm" fo:padding-left="0.141102362204724cm" fo:padding-right="0.14110236220472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ro30" style:family="table-row">
      <style:table-row-properties style:row-height="6.77352168144336cm"/>
      <style:graphic-properties fo:wrap-option="wrap"/>
    </style:style>
    <style:style style:name="P31" style:family="paragraph">
      <style:paragraph-properties fo:line-height="100%" fo:text-align="center" fo:margin-left="0cm" fo:margin-right="0cm" fo:text-indent="0cm" fo:margin-top="0cm" fo:margin-bottom="0cm"/>
    </style:style>
    <style:style style:name="T32" style:family="text">
      <style:text-properties fo:color="#000000" style:text-outline="false" style:text-position="0% 100%" fo:font-family="'Arial'" style:font-family-asian="'Canela Bold'" style:font-family-complex="'Canela Bold'" fo:font-size="32pt" fo:letter-spacing="normal" style:font-relief="none"/>
    </style:style>
    <style:style style:name="ce33" style:family="table-cell">
      <style:graphic-properties fo:padding-top="0.141102362204724cm" fo:padding-bottom="0.141102362204724cm" fo:padding-left="0.141102362204724cm" fo:padding-right="0.14110236220472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34" style:family="paragraph">
      <style:paragraph-properties fo:line-height="100%" fo:text-align="center" fo:margin-left="0cm" fo:margin-right="0cm" fo:text-indent="0cm" fo:margin-top="0cm" fo:margin-bottom="0cm"/>
    </style:style>
    <style:style style:name="T35" style:family="text">
      <style:text-properties fo:color="#000000" style:text-outline="false" style:text-position="0% 100%" fo:font-family="'Arial'" style:font-family-asian="'Canela Bold'" style:font-family-complex="'Canela Bold'" fo:font-size="32pt" fo:letter-spacing="normal" style:font-relief="none"/>
    </style:style>
    <style:style style:name="ce36" style:family="table-cell">
      <style:graphic-properties fo:padding-top="0.141102362204724cm" fo:padding-bottom="0.141102362204724cm" fo:padding-left="0.141102362204724cm" fo:padding-right="0.14110236220472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37" style:family="paragraph">
      <style:paragraph-properties fo:line-height="100%" fo:text-align="center" fo:margin-left="0cm" fo:margin-right="0cm" fo:text-indent="0cm" fo:margin-top="0cm" fo:margin-bottom="0cm"/>
    </style:style>
    <style:style style:name="T38" style:family="text">
      <style:text-properties fo:color="#000000" style:text-outline="false" style:text-position="0% 100%" fo:font-family="'Arial'" style:font-family-asian="'Canela Bold'" style:font-family-complex="'Canela Bold'" fo:font-size="32pt" fo:letter-spacing="normal" style:font-relief="none"/>
    </style:style>
    <style:style style:name="ce39" style:family="table-cell">
      <style:graphic-properties fo:padding-top="0.141102362204724cm" fo:padding-bottom="0.141102362204724cm" fo:padding-left="0.141102362204724cm" fo:padding-right="0.14110236220472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40" style:family="paragraph">
      <style:paragraph-properties fo:line-height="100%" fo:text-align="center" fo:margin-left="0cm" fo:margin-right="0cm" fo:text-indent="0cm" fo:margin-top="0cm" fo:margin-bottom="0cm"/>
    </style:style>
    <style:style style:name="T41" style:family="text">
      <style:text-properties fo:color="#000000" style:text-outline="false" style:text-position="0% 100%" fo:font-family="'Arial'" style:font-family-asian="'Canela Bold'" style:font-family-complex="'Canela Bold'" fo:font-size="32pt" fo:letter-spacing="normal" style:font-relief="none"/>
    </style:style>
    <style:style style:name="ce42" style:family="table-cell">
      <style:graphic-properties fo:padding-top="0.141102362204724cm" fo:padding-bottom="0.141102362204724cm" fo:padding-left="0.141102362204724cm" fo:padding-right="0.14110236220472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gr43" style:family="graphic">
      <style:graphic-properties draw:stroke="none" draw:auto-grow-width="false" draw:auto-grow-height="false" draw:fill="none"/>
    </style:style>
    <style:style style:name="pr44" style:family="presentation">
      <style:graphic-properties draw:stroke="none" draw:auto-grow-width="true" draw:auto-grow-height="true" draw:textarea-vertical-align="middle" fo:wrap-option="no-wrap" fo:padding-top="0.141102362204724cm" fo:padding-bottom="0.141102362204724cm" fo:padding-left="0.141102362204724cm" fo:padding-right="0.141102362204724cm" draw:fill="none"/>
    </style:style>
    <style:style style:name="P45" style:family="paragraph">
      <style:paragraph-properties fo:line-height="90%" fo:text-align="center" fo:margin-left="0cm" fo:margin-right="0cm" fo:text-indent="0cm" fo:margin-top="0cm" fo:margin-bottom="0cm"/>
    </style:style>
    <style:style style:name="T46" style:family="text">
      <style:text-properties fo:color="#000000" style:text-outline="false" style:text-position="0% 100%" fo:font-family="'Arial'" style:font-family-asian="'Canela Text Regular'" style:font-family-complex="'Canela Text Regular'" fo:font-size="50pt" fo:letter-spacing="normal" style:font-relief="none"/>
    </style:style>
  </office:automatic-styles>
  <office:body>
    <office:presentation>
      <draw:page draw:name="Slide_256" draw:style-name="gp0" draw:master-page-name="Master1-Layout1-title-Title" draw:id="Slide-256">
        <draw:frame draw:style-name="gr1" presentation:style-name="pr2" svg:x="3.38645669291339cm" svg:y="33.2928306471457cm" svg:width="60.9562161663386cm" svg:height="1.68264838751845cm" presentation:class="outline" presentation:placeholder="true">
          <draw:text-box>
            <text:p text:style-name="P3"><text:span text:style-name="T4">A long time ago in a galaxy far far away </text:span></text:p>
          </draw:text-box>
        </draw:frame>
        <draw:frame draw:style-name="gr5" presentation:style-name="pr6" svg:x="3.38645669291339cm" svg:y="9.84188976377953cm" svg:width="60.9562204724409cm" svg:height="11.8525984251969cm" presentation:class="title" presentation:placeholder="true">
          <draw:text-box>
            <text:p text:style-name="P7"><text:span text:style-name="T8">Example</text:span></text:p>
          </draw:text-box>
        </draw:frame>
        <draw:frame draw:style-name="gr9" presentation:style-name="pr10" svg:x="3.38645669291339cm" svg:y="21.0197499384843cm" svg:width="60.9562204724409cm" svg:height="6.251259765625cm" presentation:class="subtitle" presentation:placeholder="true">
          <draw:text-box>
            <text:p text:style-name="P11"><text:span text:style-name="T12">Some author</text:span></text:p>
          </draw:text-box>
        </draw:frame>
      </draw:page>
      <draw:page draw:name="Slide_257" draw:style-name="gp13" draw:master-page-name="Master1-Layout15-tx-Blank" draw:id="Slide-257">
        <draw:frame draw:style-name="gr14" svg:x="14.1240803395669cm" svg:y="10.3524686269685cm" svg:width="39.4809645669291cm" svg:height="13.5470432455709cm">
          <table:table table:name="Tabl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9">
              <table:table-cell table:style-name="ce20"/>
              <table:table-cell table:style-name="ce23">
                <text:p text:style-name="P21"><text:span text:style-name="T22">Header1</text:span></text:p>
              </table:table-cell>
              <table:table-cell table:style-name="ce26">
                <text:p text:style-name="P24"><text:span text:style-name="T25">Header2</text:span></text:p>
              </table:table-cell>
              <table:table-cell table:style-name="ce29">
                <text:p text:style-name="P27"><text:span text:style-name="T28">Header3</text:span></text:p>
              </table:table-cell>
            </table:table-row>
            <table:table-row table:style-name="ro30">
              <table:table-cell table:style-name="ce33">
                <text:p text:style-name="P31"><text:span text:style-name="T32">Some content</text:span></text:p>
              </table:table-cell>
              <table:table-cell table:style-name="ce36">
                <text:p text:style-name="P34"><text:span text:style-name="T35">A</text:span></text:p>
              </table:table-cell>
              <table:table-cell table:style-name="ce39">
                <text:p text:style-name="P37"><text:span text:style-name="T38">B</text:span></text:p>
              </table:table-cell>
              <table:table-cell table:style-name="ce42">
                <text:p text:style-name="P40"><text:span text:style-name="T41">C</text:span></text:p>
              </table:table-cell>
            </table:table-row>
          </table:table>
        </draw:frame>
        <draw:frame draw:style-name="gr43" presentation:style-name="pr44" svg:x="26.0527848179134cm" svg:y="4.89716012549213cm" svg:width="15.6235620693898cm" svg:height="2.9455145023376cm">
          <draw:text-box>
            <text:p text:style-name="P45"><text:span text:style-name="T46">This is simple table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ageLayout1">
      <style:page-layout-properties fo:page-width="67.7291338582677cm" fo:page-height="38.0976377952756cm" style:print-orientation="landscape"/>
    </style:page-layout>
    <style:page-layout style:name="pageLayout3">
      <style:page-layout-properties fo:page-width="38.0976377952756cm" fo:page-height="67.7291338582677cm" style:print-orientation="portrait"/>
    </style:page-layout>
    <style:style style:name="gp3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fo:wrap-option="wrap" fo:padding-top="0.141102362204724cm" fo:padding-bottom="0.141102362204724cm" fo:padding-left="0.141102362204724cm" fo:padding-right="0.141102362204724cm" draw:fill="none"/>
    </style:style>
    <style:style style:name="MP2" style:family="paragraph">
      <style:paragraph-properties fo:line-height="80%" fo:text-align="center" fo:margin-left="0cm" fo:margin-right="0cm" fo:text-indent="0cm" fo:margin-top="0cm" fo:margin-bottom="0cm"/>
    </style:style>
    <style:style style:name="MT3" style:family="text">
      <style:text-properties fo:color="#000000" style:text-outline="false" style:text-position="0% 100%" fo:font-family="'Arial'" style:font-family-asian="'Canela Bold'" style:font-family-complex="'Canela Bold'" fo:font-size="84pt" fo:letter-spacing="-0.0296314951378529cm" style:font-relief="none"/>
    </style:style>
    <style:style style:name="Mgr4" style:family="graphic">
      <style:graphic-properties draw:auto-grow-width="false" draw:auto-grow-height="false"/>
    </style:style>
    <style:style style:name="Mpr5" style:family="presentation">
      <style:graphic-properties draw:stroke="none" fo:wrap-option="wrap" fo:padding-top="0.141102362204724cm" fo:padding-bottom="0.141102362204724cm" fo:padding-left="0.141102362204724cm" fo:padding-right="0.141102362204724cm" draw:fill="none"/>
    </style:style>
    <text:list-style style:name="ML6">
      <text:list-level-style-bullet text:level="1" text:bullet-char="•">
        <style:list-level-properties text:min-label-width="1.51685039370079cm"/>
        <style:text-properties fo:color="#000000" fo:font-size="150%"/>
      </text:list-level-style-bullet>
    </text:list-style>
    <style:style style:name="MP6" style:family="paragraph">
      <style:paragraph-properties fo:line-height="90%" fo:text-align="left" fo:margin-right="0cm" fo:margin-top="0.846614173228347cm" fo:margin-bottom="0cm"/>
    </style:style>
    <style:style style:name="MT7" style:family="text">
      <style:text-properties fo:color="#000000" style:text-outline="false" style:text-position="0% 100%" fo:font-family="'Arial'" style:font-family-asian="'Canela Text Regular'" style:font-family-complex="'Canela Text Regular'" fo:font-size="44pt" fo:letter-spacing="normal" style:font-relief="none"/>
    </style:style>
    <style:style style:name="Mgr8" style:family="graphic">
      <style:graphic-properties draw:auto-grow-width="false" draw:auto-grow-height="false"/>
    </style:style>
    <style:style style:name="Mpr9" style:family="presentation">
      <style:graphic-properties draw:stroke="none" draw:fill="none"/>
    </style:style>
    <style:style style:name="gp15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Mgr10" style:family="graphic">
      <style:graphic-properties draw:auto-grow-width="false" draw:auto-grow-height="false"/>
    </style:style>
    <style:style style:name="Mpr11" style:family="presentation">
      <style:graphic-properties draw:stroke="none" fo:wrap-option="wrap" draw:fill="none"/>
    </style:style>
    <style:style style:name="MP12" style:family="paragraph">
      <style:paragraph-properties fo:line-height="100%" fo:text-align="center" fo:margin-left="0cm" fo:margin-right="0cm" fo:text-indent="0cm" fo:margin-top="0cm" fo:margin-bottom="0cm"/>
    </style:style>
    <style:style style:name="MT13" style:family="text">
      <style:text-properties fo:color="#000000" style:text-outline="false" style:text-position="0% 100%" fo:font-family="'Arial'" style:font-family-asian="'Graphik Medium'" style:font-family-complex="'Graphik Medium'" fo:font-size="30pt" fo:letter-spacing="-0.0102299209654801cm" style:font-relief="none"/>
    </style:style>
    <style:style style:name="Mgr14" style:family="graphic">
      <style:graphic-properties draw:auto-grow-width="false" draw:auto-grow-height="false"/>
    </style:style>
    <style:style style:name="Mpr15" style:family="presentation">
      <style:graphic-properties draw:stroke="none" draw:textarea-vertical-align="bottom" fo:wrap-option="wrap" draw:fill="none"/>
    </style:style>
    <style:style style:name="MP16" style:family="paragraph">
      <style:paragraph-properties fo:line-height="80%" fo:text-align="center" fo:margin-left="0cm" fo:margin-right="0cm" fo:text-indent="0cm" fo:margin-top="0cm" fo:margin-bottom="0cm"/>
    </style:style>
    <style:style style:name="MT17" style:family="text">
      <style:text-properties fo:color="#000000" style:text-outline="false" style:text-position="0% 100%" fo:font-family="'Arial'" style:font-family-asian="'Canela Bold'" style:font-family-complex="'Canela Bold'" fo:font-size="128pt" fo:letter-spacing="-0.0451527548962691cm" style:font-relief="none"/>
    </style:style>
    <style:style style:name="Mgr18" style:family="graphic">
      <style:graphic-properties draw:auto-grow-width="false" draw:auto-grow-height="false"/>
    </style:style>
    <style:style style:name="Mpr19" style:family="presentation">
      <style:graphic-properties draw:stroke="none" fo:wrap-option="wrap" draw:fill="none"/>
    </style:style>
    <style:style style:name="MP20" style:family="paragraph">
      <style:paragraph-properties fo:line-height="100%" fo:text-align="center" fo:margin-left="0cm" fo:margin-right="0cm" fo:text-indent="0cm" fo:margin-top="0cm" fo:margin-bottom="0cm"/>
    </style:style>
    <style:style style:name="MT21" style:family="text">
      <style:text-properties fo:color="#000000" style:text-outline="false" style:text-position="0% 100%" fo:font-family="'Arial'" style:font-family-asian="'Graphik Semibold'" style:font-family-complex="'Graphik Semibold'" fo:font-size="60pt" fo:letter-spacing="-0.0208125975000577cm" style:font-relief="none"/>
    </style:style>
    <style:style style:name="Mgr22" style:family="graphic">
      <style:graphic-properties draw:auto-grow-width="false" draw:auto-grow-height="false"/>
    </style:style>
    <style:style style:name="Mpr23" style:family="presentation">
      <style:graphic-properties draw:stroke="none" draw:fill="none"/>
    </style:style>
    <style:style style:name="gp3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Mgr24" style:family="graphic">
      <style:graphic-properties draw:auto-grow-width="false" draw:auto-grow-height="false"/>
    </style:style>
    <style:style style:name="Mpr25" style:family="presentation">
      <style:graphic-properties draw:stroke="none" draw:fill="none"/>
    </style:style>
  </office:automatic-styles>
  <office:master-styles>
    <style:master-page style:name="Master1-Slide" style:page-layout-name="pageLayout1" draw:style-name="gp3">
      <style:header/>
      <style:footer/>
      <draw:frame draw:style-name="Mgr0" presentation:style-name="Mpr1" svg:x="3.38645669291339cm" svg:y="2.15181102362205cm" svg:width="60.9562204724409cm" svg:height="4.79748031496063cm" presentation:class="title" presentation:placeholder="true">
        <draw:text-box>
          <text:p text:style-name="MP2"><text:span text:style-name="MT3">Slide Title</text:span></text:p>
        </draw:text-box>
      </draw:frame>
      <draw:frame draw:style-name="Mgr4" presentation:style-name="Mpr5" svg:x="3.38645669291339cm" svg:y="11.1470866141732cm" svg:width="60.9644881889764cm" svg:height="23.564094488189cm" presentation:class="outline" presentation:placeholder="true">
        <draw:text-box>
          <text:list text:style-name="ML6">
            <text:list-item>
              <text:p text:style-name="MP6"><text:span text:style-name="MT7">Slide bullet text</text:span></text:p>
              <text:list/>
            </text:list-item>
          </text:list>
          <text:list/>
          <text:list/>
          <text:list/>
        </draw:text-box>
      </draw:frame>
      <draw:frame draw:style-name="Mgr8" presentation:style-name="Mpr9" svg:x="33.3248486712598cm" svg:y="35.2755905511811cm" svg:width="1.07943584291954cm" svg:height="1.19231775959646cm" presentation:class="page-number" presentation:placeholder="true">
        <draw:text-box/>
      </draw:frame>
    </style:master-page>
    <style:master-page style:name="Master1-Layout1-title-Title" style:page-layout-name="pageLayout1" draw:style-name="gp15">
      <style:header/>
      <style:footer/>
      <draw:frame draw:style-name="Mgr10" presentation:style-name="Mpr11" svg:x="3.38645669291339cm" svg:y="33.2928306471457cm" svg:width="60.9562161663386cm" svg:height="1.68264838751845cm" presentation:class="outline" presentation:placeholder="true">
        <draw:text-box>
          <text:p text:style-name="MP12"><text:span text:style-name="MT13">Author and Date</text:span></text:p>
        </draw:text-box>
      </draw:frame>
      <draw:frame draw:style-name="Mgr14" presentation:style-name="Mpr15" svg:x="3.38645669291339cm" svg:y="9.84188976377953cm" svg:width="60.9562204724409cm" svg:height="11.8525984251969cm" presentation:class="title" presentation:placeholder="true">
        <draw:text-box>
          <text:p text:style-name="MP16"><text:span text:style-name="MT17">Presentation Title</text:span></text:p>
        </draw:text-box>
      </draw:frame>
      <draw:frame draw:style-name="Mgr18" presentation:style-name="Mpr19" svg:x="3.38645669291339cm" svg:y="21.0197499384843cm" svg:width="60.9562204724409cm" svg:height="6.251259765625cm" presentation:class="outline" presentation:placeholder="true">
        <draw:text-box>
          <text:p text:style-name="MP20"><text:span text:style-name="MT21">Presentation Subtitle</text:span></text:p>
        </draw:text-box>
      </draw:frame>
      <draw:frame draw:style-name="Mgr22" presentation:style-name="Mpr23" svg:x="33.335430917815cm" svg:y="35.2755905511811cm" svg:width="1.07943584291954cm" svg:height="1.19231775959646cm" presentation:class="page-number" presentation:placeholder="true">
        <draw:text-box/>
      </draw:frame>
    </style:master-page>
    <style:master-page style:name="Master1-Layout15-tx-Blank" style:page-layout-name="pageLayout1" draw:style-name="gp30">
      <style:header/>
      <style:footer/>
      <draw:frame draw:style-name="Mgr24" presentation:style-name="Mpr25" svg:x="33.335430917815cm" svg:y="35.2755905511811cm" svg:width="1.07943584291954cm" svg:height="1.19231775959646cm" presentation:class="page-number" presentation:placeholder="true">
        <draw:text-box/>
      </draw:frame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creation-date>0001-01-01T00:00:00.0000000</meta:creation-date>
    <dc:date>0001-01-01T00:00:00.0000000</dc:date>
    <meta:print-date>0001-01-01T00:00:00.0000000</meta:print-date>
    <meta:editing-cycles>1</meta:editing-cycles>
    <meta:editing-duration>PT4H15M0S</meta:editing-duration>
  </office:meta>
</office:document-meta>
</file>